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T</text:span><text:span text:style-name="_31_11">h</text:span><text:span text:style-name="_31_94">e</text:span><text:span text:style-name="_31_"> </text:span><text:span text:style-name="_31_16">M</text:span><text:span text:style-name="_31_77">c</text:span><text:span text:style-name="_36_6">W</text:span><text:span text:style-name="_31_02">i</text:span><text:span text:style-name="_31_88">l</text:span><text:span text:style-name="_32_6">l</text:span><text:span text:style-name="_31_31">i</text:span><text:span text:style-name="_32_01">a</text:span><text:span text:style-name="_36_9">m</text:span><text:span text:style-name="_39_8">s</text:span><text:span text:style-name="_32_01">e</text:span><text:span text:style-name="_37_1">s</text:span><text:span text:style-name="_37_6"> </text:span><text:span text:style-name="_32_19">A</text:span><text:span text:style-name="_32_0">n</text:span><text:span text:style-name="_31_50">d</text:span><text:span text:style-name="_31_51"> </text:span><text:span text:style-name="_37_5">T</text:span><text:span text:style-name="_31_29">h</text:span><text:span text:style-name="_31_94">e</text:span><text:span text:style-name="_31_"> </text:span><text:span text:style-name="_31_47">B</text:span><text:span text:style-name="_31_80">u</text:span><text:span text:style-name="_34_4">r</text:span><text:span text:style-name="_31_34">g</text:span><text:span text:style-name="_32_03">l</text:span><text:span text:style-name="_32_3">a</text:span><text:span text:style-name="_31_41">r</text:span><text:span text:style-name="_31_51"> </text:span><text:span text:style-name="_35_4">A</text:span><text:span text:style-name="_31_20">l</text:span><text:span text:style-name="_32_21">a</text:span><text:span text:style-name="_36_6">r</text:span><text:span text:style-name="_31_40">m</text:span></text:p>
      <text:p text:style-name="P1"><text:span text:style-name="_32_6">b</text:span><text:span text:style-name="_39_5">y</text:span><text:span text:style-name="_31_51"> </text:span><text:span text:style-name="_34_2">M</text:span><text:span text:style-name="_31_46">a</text:span><text:span text:style-name="_32_24">r</text:span><text:span text:style-name="_34_5">k</text:span><text:span text:style-name="_37_6"> </text:span><text:span text:style-name="_32_24">T</text:span><text:span text:style-name="_34_1">w</text:span><text:span text:style-name="_31_49">a</text:span><text:span text:style-name="_31_91">i</text:span><text:span text:style-name="_32_3">n</text:span></text:p>
      <text:p text:style-name="P1"><text:span text:style-name="_32_4">T</text:span><text:span text:style-name="_31_43">h</text:span><text:span text:style-name="_31_71">e</text:span><text:span text:style-name="_31_"> </text:span><text:span text:style-name="_31_32">c</text:span><text:span text:style-name="_31_79">o</text:span><text:span text:style-name="_35_6">n</text:span><text:span text:style-name="_31_20">v</text:span><text:span text:style-name="_32_01">e</text:span><text:span text:style-name="_36_0">r</text:span><text:span text:style-name="_31_29">s</text:span><text:span text:style-name="_31_76">a</text:span><text:span text:style-name="_32_3">t</text:span><text:span text:style-name="_31_50">i</text:span><text:span text:style-name="_32_25">o</text:span><text:span text:style-name="_35_6">n</text:span><text:span text:style-name="_37_6"> </text:span><text:span text:style-name="_32_18">d</text:span><text:span text:style-name="_34_4">r</text:span><text:span text:style-name="_31_20">i</text:span><text:span text:style-name="_32_16">f</text:span><text:span text:style-name="_33_9">t</text:span><text:span text:style-name="_31_20">e</text:span><text:span text:style-name="_31_86">d</text:span><text:span text:style-name="_31_"> </text:span><text:span text:style-name="_31_16">s</text:span><text:span text:style-name="_32_19">m</text:span><text:span text:style-name="_33_9">o</text:span><text:span text:style-name="_31_44">o</text:span><text:span text:style-name="_32_18">t</text:span><text:span text:style-name="_36_8">h</text:span><text:span text:style-name="_31_47">l</text:span><text:span text:style-name="_31_73">y</text:span><text:span text:style-name="_31_"> </text:span><text:span text:style-name="_31_02">a</text:span><text:span text:style-name="_32_18">n</text:span><text:span text:style-name="_37_2">d</text:span><text:span text:style-name="_37_6"> </text:span><text:span text:style-name="_31_73">p</text:span><text:span text:style-name="_36_6">l</text:span><text:span text:style-name="_31_19">e</text:span><text:span text:style-name="_32_15">a</text:span><text:span text:style-name="_34_2">s</text:span><text:span text:style-name="_31_50">a</text:span><text:span text:style-name="_31_77">n</text:span><text:span text:style-name="_36_5">t</text:span><text:span text:style-name="_31_10">l</text:span><text:span text:style-name="_31_70">y</text:span><text:span text:style-name="_31_"> </text:span><text:span text:style-name="_31_28">a</text:span><text:span text:style-name="_32_06">l</text:span><text:span text:style-name="_33_5">o</text:span><text:span text:style-name="_31_11">n</text:span><text:span text:style-name="_31_80">g</text:span><text:span text:style-name="_31_"> </text:span><text:span text:style-name="_31_31">f</text:span><text:span text:style-name="_32_01">r</text:span><text:span text:style-name="_32_4">o</text:span><text:span text:style-name="_31_05">m</text:span><text:span text:style-name="_31_51"> </text:span><text:span text:style-name="_33_6">w</text:span><text:span text:style-name="_39_6">e</text:span><text:span text:style-name="_31_92">a</text:span><text:span text:style-name="_32_9">t</text:span><text:span text:style-name="_31_35">h</text:span><text:span text:style-name="_32_10">e</text:span><text:span text:style-name="_35_4">r</text:span><text:span text:style-name="_37_6"> </text:span><text:span text:style-name="_31_95">t</text:span><text:span text:style-name="_36_8">o</text:span><text:span text:style-name="_37_6"> </text:span><text:span text:style-name="_32_16">c</text:span><text:span text:style-name="_32_9">r</text:span><text:span text:style-name="_31_49">o</text:span><text:span text:style-name="_32_07">p</text:span><text:span text:style-name="_34_4">s</text:span><text:span text:style-name="_31_02">,</text:span><text:span text:style-name="_31_51"> </text:span><text:span text:style-name="_34_4">f</text:span><text:span text:style-name="_31_29">r</text:span><text:span text:style-name="_31_89">o</text:span><text:span text:style-name="_33_9">m</text:span><text:span text:style-name="_37_6"> </text:span><text:span text:style-name="_32_09">c</text:span><text:span text:style-name="_32_1">r</text:span><text:span text:style-name="_39_5">o</text:span><text:span text:style-name="_32_25">p</text:span><text:span text:style-name="_36_6">s</text:span><text:span text:style-name="_37_6"> </text:span><text:span text:style-name="_31_92">t</text:span><text:span text:style-name="_37_4">o</text:span><text:span text:style-name="_37_6"> </text:span><text:span text:style-name="_32_25">l</text:span><text:span text:style-name="_36_9">i</text:span><text:span text:style-name="_31_47">t</text:span><text:span text:style-name="_31_92">e</text:span><text:span text:style-name="_32_7">r</text:span><text:span text:style-name="_31_13">a</text:span><text:span text:style-name="_31_85">t</text:span><text:span text:style-name="_33_5">u</text:span><text:span text:style-name="_39_5">r</text:span><text:span text:style-name="_32_07">e</text:span><text:span text:style-name="_35_1">,</text:span><text:span text:style-name="_37_6"> </text:span><text:span text:style-name="_32_00">f</text:span><text:span text:style-name="_36_0">r</text:span><text:span text:style-name="_31_41">o</text:span><text:span text:style-name="_31_80">m</text:span><text:span text:style-name="_31_"> </text:span><text:span text:style-name="_31_43">l</text:span><text:span text:style-name="_32_15">i</text:span><text:span text:style-name="_32_0">t</text:span><text:span text:style-name="_39_5">e</text:span><text:span text:style-name="_32_21">r</text:span><text:span text:style-name="_32_3">a</text:span><text:span text:style-name="_39_9">t</text:span><text:span text:style-name="_31_88">u</text:span><text:span text:style-name="_33_6">r</text:span><text:span text:style-name="_31_49">e</text:span><text:span text:style-name="_31_51"> </text:span><text:span text:style-name="_32_9">t</text:span><text:span text:style-name="_31_20">o</text:span><text:span text:style-name="_31_51"> </text:span><text:span text:style-name="_36_8">s</text:span><text:span text:style-name="_39_5">c</text:span><text:span text:style-name="_31_71">a</text:span><text:span text:style-name="_35_4">n</text:span><text:span text:style-name="_31_46">d</text:span><text:span text:style-name="_31_95">a</text:span><text:span text:style-name="_36_8">l</text:span><text:span text:style-name="_31_14">,</text:span><text:span text:style-name="_31_51"> </text:span><text:span text:style-name="_35_6">f</text:span><text:span text:style-name="_39_6">r</text:span><text:span text:style-name="_31_76">o</text:span><text:span text:style-name="_34_2">m</text:span><text:span text:style-name="_37_6"> </text:span><text:span text:style-name="_31_80">s</text:span><text:span text:style-name="_37_2">c</text:span><text:span text:style-name="_31_26">a</text:span><text:span text:style-name="_32_04">n</text:span><text:span text:style-name="_35_1">d</text:span><text:span text:style-name="_31_16">a</text:span><text:span text:style-name="_31_92">l</text:span><text:span text:style-name="_31_"> </text:span><text:span text:style-name="_39_8">t</text:span><text:span text:style-name="_32_18">o</text:span><text:span text:style-name="_31_"> </text:span><text:span text:style-name="_39_9">r</text:span><text:span text:style-name="_32_24">e</text:span><text:span text:style-name="_35_1">l</text:span><text:span text:style-name="_31_13">i</text:span><text:span text:style-name="_31_89">g</text:span><text:span text:style-name="_32_1">i</text:span><text:span text:style-name="_31_50">o</text:span><text:span text:style-name="_31_80">n</text:span><text:span text:style-name="_37_2">;</text:span><text:span text:style-name="_37_6"> </text:span><text:span text:style-name="_32_04">t</text:span><text:span text:style-name="_36_5">h</text:span><text:span text:style-name="_31_28">e</text:span><text:span text:style-name="_32_01">n</text:span><text:span text:style-name="_31_"> </text:span><text:span text:style-name="_31_32">t</text:span><text:span text:style-name="_32_07">o</text:span><text:span text:style-name="_32_4">o</text:span><text:span text:style-name="_39_8">k</text:span><text:span text:style-name="_31_51"> </text:span><text:span text:style-name="_33_9">a</text:span><text:span text:style-name="_37_6"> </text:span><text:span text:style-name="_31_85">r</text:span><text:span text:style-name="_36_8">a</text:span><text:span text:style-name="_39_6">n</text:span><text:span text:style-name="_31_77">d</text:span><text:span text:style-name="_32_7">o</text:span><text:span text:style-name="_31_25">m</text:span><text:span text:style-name="_31_51"> </text:span><text:span text:style-name="_32_9">j</text:span><text:span text:style-name="_31_43">u</text:span><text:span text:style-name="_32_03">m</text:span><text:span text:style-name="_35_1">p</text:span><text:span text:style-name="_31_16">,</text:span><text:span text:style-name="_31_51"> </text:span><text:span text:style-name="_37_5">a</text:span><text:span text:style-name="_31_04">n</text:span><text:span text:style-name="_31_91">d</text:span><text:span text:style-name="_31_"> </text:span><text:span text:style-name="_31_50">l</text:span><text:span text:style-name="_32_04">a</text:span><text:span text:style-name="_33_6">n</text:span><text:span text:style-name="_31_50">d</text:span><text:span text:style-name="_32_15">e</text:span><text:span text:style-name="_33_9">d</text:span><text:span text:style-name="_37_6"> </text:span><text:span text:style-name="_31_89">o</text:span><text:span text:style-name="_35_3">n</text:span><text:span text:style-name="_37_6"> </text:span><text:span text:style-name="_32_21">t</text:span><text:span text:style-name="_34_1">h</text:span><text:span text:style-name="_31_35">e</text:span><text:span text:style-name="_31_51"> </text:span><text:span text:style-name="_36_0">s</text:span><text:span text:style-name="_31_44">u</text:span><text:span text:style-name="_32_21">b</text:span><text:span text:style-name="_33_9">j</text:span><text:span text:style-name="_31_02">e</text:span><text:span text:style-name="_31_80">c</text:span><text:span text:style-name="_33_5">t</text:span><text:span text:style-name="_37_6"> </text:span><text:span text:style-name="_32_25">o</text:span><text:span text:style-name="_34_4">f</text:span><text:span text:style-name="_37_6"> </text:span><text:span text:style-name="_31_85">b</text:span><text:span text:style-name="_36_0">u</text:span><text:span text:style-name="_31_19">r</text:span><text:span text:style-name="_31_92">g</text:span><text:span text:style-name="_32_4">l</text:span><text:span text:style-name="_31_41">a</text:span><text:span text:style-name="_32_00">r</text:span><text:span text:style-name="_31_"> </text:span><text:span text:style-name="_31_26">a</text:span><text:span text:style-name="_32_16">l</text:span><text:span text:style-name="_33_5">a</text:span><text:span text:style-name="_31_17">r</text:span><text:span text:style-name="_31_73">m</text:span><text:span text:style-name="_33_6">s</text:span><text:span text:style-name="_31_44">.</text:span><text:span text:style-name="_31_51"> </text:span><text:span text:style-name="_36_6">A</text:span><text:span text:style-name="_39_5">n</text:span><text:span text:style-name="_31_92">d</text:span><text:span text:style-name="_31_"> </text:span><text:span text:style-name="_31_26">n</text:span><text:span text:style-name="_31_85">o</text:span><text:span text:style-name="_34_1">w</text:span><text:span text:style-name="_37_6"> </text:span><text:span text:style-name="_32_21">f</text:span><text:span text:style-name="_36_9">o</text:span><text:span text:style-name="_31_26">r</text:span><text:span text:style-name="_31_51"> </text:span><text:span text:style-name="_37_1">t</text:span><text:span text:style-name="_31_34">h</text:span><text:span text:style-name="_31_95">e</text:span><text:span text:style-name="_31_"> </text:span><text:span text:style-name="_31_43">f</text:span><text:span text:style-name="_31_95">i</text:span><text:span text:style-name="_36_5">r</text:span><text:span text:style-name="_39_6">s</text:span><text:span text:style-name="_32_00">t</text:span><text:span text:style-name="_31_"> </text:span><text:span text:style-name="_31_11">t</text:span><text:span text:style-name="_32_24">i</text:span><text:span text:style-name="_36_8">m</text:span><text:span text:style-name="_31_34">e</text:span><text:span text:style-name="_31_51"> </text:span><text:span text:style-name="_33_0">M</text:span><text:span text:style-name="_31_31">r</text:span><text:span text:style-name="_31_86">.</text:span><text:span text:style-name="_31_"> </text:span><text:span text:style-name="_31_50">M</text:span><text:span text:style-name="_31_74">c</text:span><text:span text:style-name="_33_5">W</text:span><text:span text:style-name="_39_6">i</text:span><text:span text:style-name="_32_22">l</text:span><text:span text:style-name="_36_8">l</text:span><text:span text:style-name="_31_32">i</text:span><text:span text:style-name="_32_03">a</text:span><text:span text:style-name="_36_8">m</text:span><text:span text:style-name="_31_16">s</text:span><text:span text:style-name="_31_51"> </text:span><text:span text:style-name="_35_4">s</text:span><text:span text:style-name="_31_40">h</text:span><text:span text:style-name="_31_89">o</text:span><text:span text:style-name="_36_6">w</text:span><text:span text:style-name="_31_19">e</text:span><text:span text:style-name="_31_91">d</text:span><text:span text:style-name="_31_"> </text:span><text:span text:style-name="_31_01">f</text:span><text:span text:style-name="_32_15">e</text:span><text:span text:style-name="_34_2">e</text:span><text:span text:style-name="_31_04">l</text:span><text:span text:style-name="_32_25">i</text:span><text:span text:style-name="_32_9">n</text:span><text:span text:style-name="_31_28">g</text:span><text:span text:style-name="_32_06">.</text:span><text:span text:style-name="_31_"> </text:span><text:span text:style-name="_39_8">W</text:span><text:span text:style-name="_32_16">h</text:span><text:span text:style-name="_37_1">e</text:span><text:span text:style-name="_31_14">n</text:span><text:span text:style-name="_32_19">e</text:span><text:span text:style-name="_32_9">v</text:span><text:span text:style-name="_31_40">e</text:span><text:span text:style-name="_31_77">r</text:span><text:span text:style-name="_31_"> </text:span><text:span text:style-name="_31_10">I</text:span><text:span text:style-name="_31_51"> </text:span><text:span text:style-name="_34_4">p</text:span><text:span text:style-name="_31_20">e</text:span><text:span text:style-name="_32_10">r</text:span><text:span text:style-name="_34_5">c</text:span><text:span text:style-name="_31_25">e</text:span><text:span text:style-name="_32_24">i</text:span><text:span text:style-name="_35_0">v</text:span><text:span text:style-name="_31_29">e</text:span><text:span text:style-name="_31_51"> </text:span><text:span text:style-name="_36_0">t</text:span><text:span text:style-name="_31_47">h</text:span><text:span text:style-name="_32_01">i</text:span><text:span text:style-name="_36_0">s</text:span><text:span text:style-name="_37_6"> </text:span><text:span text:style-name="_31_85">s</text:span><text:span text:style-name="_35_7">i</text:span><text:span text:style-name="_31_14">g</text:span><text:span text:style-name="_32_22">n</text:span><text:span text:style-name="_31_"> </text:span><text:span text:style-name="_39_5">o</text:span><text:span text:style-name="_32_00">n</text:span><text:span text:style-name="_31_"> </text:span><text:span text:style-name="_31_35">t</text:span><text:span text:style-name="_31_74">h</text:span><text:span text:style-name="_33_9">i</text:span><text:span text:style-name="_39_8">s</text:span><text:span text:style-name="_31_51"> </text:span><text:span text:style-name="_34_2">m</text:span><text:span text:style-name="_31_02">a</text:span><text:span text:style-name="_31_73">n</text:span><text:span text:style-name="_32_0">'</text:span><text:span text:style-name="_39_6">s</text:span><text:span text:style-name="_31_51"> </text:span><text:span text:style-name="_35_6">d</text:span><text:span text:style-name="_39_5">i</text:span><text:span text:style-name="_31_70">a</text:span><text:span text:style-name="_37_4">l</text:span><text:span text:style-name="_39_8">,</text:span><text:span text:style-name="_31_51"> </text:span><text:span text:style-name="_34_5">I</text:span><text:span text:style-name="_37_6"> </text:span><text:span text:style-name="_32_21">c</text:span><text:span text:style-name="_34_4">o</text:span><text:span text:style-name="_31_17">m</text:span><text:span text:style-name="_31_94">p</text:span><text:span text:style-name="_35_0">r</text:span><text:span text:style-name="_31_05">e</text:span><text:span text:style-name="_32_01">h</text:span><text:span text:style-name="_33_8">e</text:span><text:span text:style-name="_31_19">n</text:span><text:span text:style-name="_32_15">d</text:span><text:span text:style-name="_31_"> </text:span><text:span text:style-name="_31_05">i</text:span><text:span text:style-name="_31_86">t</text:span><text:span text:style-name="_36_8">,</text:span><text:span text:style-name="_37_6"> </text:span><text:span text:style-name="_31_88">a</text:span><text:span text:style-name="_35_7">n</text:span><text:span text:style-name="_31_41">d</text:span><text:span text:style-name="_31_51"> </text:span><text:span text:style-name="_35_7">l</text:span><text:span text:style-name="_39_8">a</text:span><text:span text:style-name="_32_06">p</text:span><text:span text:style-name="_37_1">s</text:span><text:span text:style-name="_31_44">e</text:span><text:span text:style-name="_31_51"> </text:span><text:span text:style-name="_35_0">i</text:span><text:span text:style-name="_39_6">n</text:span><text:span text:style-name="_32_16">t</text:span><text:span text:style-name="_37_4">o</text:span><text:span text:style-name="_37_6"> </text:span><text:span text:style-name="_31_88">s</text:span><text:span text:style-name="_35_7">i</text:span><text:span text:style-name="_31_46">l</text:span><text:span text:style-name="_32_10">e</text:span><text:span text:style-name="_35_7">n</text:span><text:span text:style-name="_31_17">c</text:span><text:span text:style-name="_32_15">e</text:span><text:span text:style-name="_35_6">,</text:span><text:span text:style-name="_37_6"> </text:span><text:span text:style-name="_32_10">a</text:span><text:span text:style-name="_36_5">n</text:span><text:span text:style-name="_31_49">d</text:span><text:span text:style-name="_31_51"> </text:span><text:span text:style-name="_32_7">g</text:span><text:span text:style-name="_31_40">i</text:span><text:span text:style-name="_32_21">v</text:span><text:span text:style-name="_36_9">e</text:span><text:span text:style-name="_37_6"> </text:span><text:span text:style-name="_32_16">h</text:span><text:span text:style-name="_37_2">i</text:span><text:span text:style-name="_31_01">m</text:span><text:span text:style-name="_31_51"> </text:span><text:span text:style-name="_32_0">o</text:span><text:span text:style-name="_31_32">p</text:span><text:span text:style-name="_32_00">p</text:span><text:span text:style-name="_32_3">o</text:span><text:span text:style-name="_31_04">r</text:span><text:span text:style-name="_31_74">t</text:span><text:span text:style-name="_37_5">u</text:span><text:span text:style-name="_39_6">n</text:span><text:span text:style-name="_32_18">i</text:span><text:span text:style-name="_34_5">t</text:span><text:span text:style-name="_31_01">y</text:span><text:span text:style-name="_31_51"> </text:span><text:span text:style-name="_35_7">t</text:span><text:span text:style-name="_31_04">o</text:span><text:span text:style-name="_31_51"> </text:span><text:span text:style-name="_32_6">u</text:span><text:span text:style-name="_31_46">n</text:span><text:span text:style-name="_31_73">l</text:span><text:span text:style-name="_35_0">o</text:span><text:span text:style-name="_31_35">a</text:span><text:span text:style-name="_32_10">d</text:span><text:span text:style-name="_31_"> </text:span><text:span text:style-name="_31_47">h</text:span><text:span text:style-name="_32_09">i</text:span><text:span text:style-name="_35_9">s</text:span><text:span text:style-name="_37_6"> </text:span><text:span text:style-name="_31_74">h</text:span><text:span text:style-name="_35_7">e</text:span><text:span text:style-name="_31_20">a</text:span><text:span text:style-name="_32_06">r</text:span><text:span text:style-name="_37_2">t</text:span><text:span text:style-name="_31_43">.</text:span><text:span text:style-name="_31_51"> </text:span><text:span text:style-name="_35_0">S</text:span><text:span text:style-name="_39_8">a</text:span><text:span text:style-name="_31_73">i</text:span><text:span text:style-name="_32_7">d</text:span><text:span text:style-name="_37_6"> </text:span><text:span text:style-name="_31_74">h</text:span><text:span text:style-name="_33_5">e</text:span><text:span text:style-name="_31_49">,</text:span><text:span text:style-name="_31_51"> </text:span><text:span text:style-name="_35_4">w</text:span><text:span text:style-name="_39_8">i</text:span><text:span text:style-name="_31_70">t</text:span><text:span text:style-name="_36_9">h</text:span><text:span text:style-name="_37_6"> </text:span><text:span text:style-name="_32_16">b</text:span><text:span text:style-name="_37_4">u</text:span><text:span text:style-name="_31_11">t</text:span><text:span text:style-name="_31_51"> </text:span><text:span text:style-name="_33_8">i</text:span><text:span text:style-name="_31_44">l</text:span><text:span text:style-name="_31_92">l-</text:span><text:span text:style-name="_37_2">c</text:span><text:span text:style-name="_31_47">o</text:span><text:span text:style-name="_31_85">n</text:span><text:span text:style-name="_33_5">t</text:span><text:span text:style-name="_31_46">r</text:span><text:span text:style-name="_31_95">o</text:span><text:span text:style-name="_37_4">l</text:span><text:span text:style-name="_31_43">l</text:span><text:span text:style-name="_31_71">e</text:span><text:span text:style-name="_33_0">d</text:span><text:span text:style-name="_37_6"> </text:span><text:span text:style-name="_31_70">e</text:span><text:span text:style-name="_35_7">m</text:span><text:span text:style-name="_31_47">o</text:span><text:span text:style-name="_32_00">t</text:span><text:span text:style-name="_34_1">i</text:span><text:span text:style-name="_31_16">o</text:span><text:span text:style-name="_31_91">n</text:span><text:span text:style-name="_32_3">:</text:span></text:p>
      <text:p text:style-name="P1"><text:span text:style-name="_32_7">"</text:span><text:span text:style-name="_31_46">I</text:span><text:span text:style-name="_31_51"> </text:span><text:span text:style-name="_33_0">d</text:span><text:span text:style-name="_31_31">o</text:span><text:span text:style-name="_31_51"> </text:span><text:span text:style-name="_35_6">n</text:span><text:span text:style-name="_31_49">o</text:span><text:span text:style-name="_32_21">t</text:span><text:span text:style-name="_31_"> </text:span><text:span text:style-name="_31_34">g</text:span><text:span text:style-name="_31_91">o</text:span><text:span text:style-name="_31_"> </text:span><text:span text:style-name="_31_11">o</text:span><text:span text:style-name="_32_25">n</text:span><text:span text:style-name="_34_4">e</text:span><text:span text:style-name="_37_6"> </text:span><text:span text:style-name="_32_15">s</text:span><text:span text:style-name="_36_8">i</text:span><text:span text:style-name="_31_47">n</text:span><text:span text:style-name="_31_71">g</text:span><text:span text:style-name="_32_4">l</text:span><text:span text:style-name="_31_29">e</text:span><text:span text:style-name="_31_51"> </text:span><text:span text:style-name="_32_4">c</text:span><text:span text:style-name="_31_43">e</text:span><text:span text:style-name="_32_00">n</text:span><text:span text:style-name="_37_5">t</text:span><text:span text:style-name="_37_6"> </text:span><text:span text:style-name="_31_95">o</text:span><text:span text:style-name="_32_1">n</text:span><text:span text:style-name="_37_6"> </text:span><text:span text:style-name="_31_77">b</text:span><text:span text:style-name="_35_0">u</text:span><text:span text:style-name="_31_13">r</text:span><text:span text:style-name="_32_01">g</text:span><text:span text:style-name="_37_1">l</text:span><text:span text:style-name="_31_43">a</text:span><text:span text:style-name="_32_19">r</text:span><text:span text:style-name="_31_"> </text:span><text:span text:style-name="_31_50">a</text:span><text:span text:style-name="_32_25">l</text:span><text:span text:style-name="_32_9">a</text:span><text:span text:style-name="_31_01">r</text:span><text:span text:style-name="_32_18">m</text:span><text:span text:style-name="_35_0">s</text:span><text:span text:style-name="_39_8">,</text:span><text:span text:style-name="_31_51"> </text:span><text:span text:style-name="_35_3">M</text:span><text:span text:style-name="_31_10">r</text:span><text:span text:style-name="_32_18">.</text:span><text:span text:style-name="_31_"> </text:span><text:span text:style-name="_31_13">T</text:span><text:span text:style-name="_31_94">w</text:span><text:span text:style-name="_36_5">a</text:span><text:span text:style-name="_31_40">i</text:span><text:span text:style-name="_32_00">n--</text:span><text:span text:style-name="_36_6">n</text:span><text:span text:style-name="_31_11">o</text:span><text:span text:style-name="_31_92">t</text:span><text:span text:style-name="_31_"> </text:span><text:span text:style-name="_31_25">a</text:span><text:span text:style-name="_31_51"> </text:span><text:span text:style-name="_34_2">s</text:span><text:span text:style-name="_31_14">i</text:span><text:span text:style-name="_32_21">n</text:span><text:span text:style-name="_37_4">g</text:span><text:span text:style-name="_31_35">l</text:span><text:span text:style-name="_31_71">e</text:span><text:span text:style-name="_31_"> </text:span><text:span text:style-name="_31_29">c</text:span><text:span text:style-name="_32_06">e</text:span><text:span text:style-name="_33_6">n</text:span><text:span text:style-name="_31_10">t--</text:span><text:span text:style-name="_36_9">a</text:span><text:span text:style-name="_31_13">n</text:span><text:span text:style-name="_31_85">d</text:span><text:span text:style-name="_31_"> </text:span><text:span text:style-name="_31_05">I</text:span><text:span text:style-name="_31_51"> </text:span><text:span text:style-name="_35_0">w</text:span><text:span text:style-name="_31_04">i</text:span><text:span text:style-name="_32_15">l</text:span><text:span text:style-name="_35_4">l</text:span><text:span text:style-name="_37_6"> </text:span><text:span text:style-name="_31_92">t</text:span><text:span text:style-name="_34_2">e</text:span><text:span text:style-name="_31_11">l</text:span><text:span text:style-name="_32_00">l</text:span><text:span text:style-name="_31_"> </text:span><text:span text:style-name="_31_31">y</text:span><text:span text:style-name="_31_85">o</text:span><text:span text:style-name="_32_3">u</text:span><text:span text:style-name="_37_6"> </text:span><text:span text:style-name="_31_85">w</text:span><text:span text:style-name="_36_9">h</text:span><text:span text:style-name="_31_41">y</text:span><text:span text:style-name="_31_92">.</text:span><text:span text:style-name="_31_"> </text:span><text:span text:style-name="_31_32">W</text:span><text:span text:style-name="_32_22">h</text:span><text:span text:style-name="_37_5">e</text:span><text:span text:style-name="_39_9">n</text:span><text:span text:style-name="_31_51"> </text:span><text:span text:style-name="_34_4">w</text:span><text:span text:style-name="_31_16">e</text:span><text:span text:style-name="_31_51"> </text:span><text:span text:style-name="_33_5">w</text:span><text:span text:style-name="_31_01">e</text:span><text:span text:style-name="_32_03">r</text:span><text:span text:style-name="_35_7">e</text:span><text:span text:style-name="_37_6"> </text:span><text:span text:style-name="_31_79">f</text:span><text:span text:style-name="_36_9">i</text:span><text:span text:style-name="_31_02">n</text:span><text:span text:style-name="_31_79">i</text:span><text:span text:style-name="_33_9">s</text:span><text:span text:style-name="_31_43">h</text:span><text:span text:style-name="_31_74">i</text:span><text:span text:style-name="_32_1">n</text:span><text:span text:style-name="_39_6">g</text:span><text:span text:style-name="_31_51"> </text:span><text:span text:style-name="_36_8">o</text:span><text:span text:style-name="_39_9">u</text:span><text:span text:style-name="_31_89">r</text:span><text:span text:style-name="_31_"> </text:span><text:span text:style-name="_31_44">h</text:span><text:span text:style-name="_32_24">o</text:span><text:span text:style-name="_36_5">u</text:span><text:span text:style-name="_39_9">s</text:span><text:span text:style-name="_32_01">e</text:span><text:span text:style-name="_33_5">,</text:span><text:span text:style-name="_37_6"> </text:span><text:span text:style-name="_32_15">w</text:span><text:span text:style-name="_35_6">e</text:span><text:span text:style-name="_37_6"> </text:span><text:span text:style-name="_32_16">f</text:span><text:span text:style-name="_33_0">o</text:span><text:span text:style-name="_31_43">u</text:span><text:span text:style-name="_32_06">n</text:span><text:span text:style-name="_35_6">d</text:span><text:span text:style-name="_37_6"> </text:span><text:span text:style-name="_31_86">w</text:span><text:span text:style-name="_36_9">e</text:span><text:span text:style-name="_37_6"> </text:span><text:span text:style-name="_32_07">h</text:span><text:span text:style-name="_32_4">a</text:span><text:span text:style-name="_31_35">d</text:span><text:span text:style-name="_31_51"> </text:span><text:span text:style-name="_36_6">a</text:span><text:span text:style-name="_37_6"> </text:span><text:span text:style-name="_32_25">l</text:span><text:span text:style-name="_36_9">i</text:span><text:span text:style-name="_31_11">t</text:span><text:span text:style-name="_32_10">t</text:span><text:span text:style-name="_34_2">l</text:span><text:span text:style-name="_31_34">e</text:span><text:span text:style-name="_31_51"> </text:span><text:span text:style-name="_37_2">c</text:span><text:span text:style-name="_39_9">a</text:span><text:span text:style-name="_31_70">s</text:span><text:span text:style-name="_32_7">h</text:span><text:span text:style-name="_37_6"> </text:span><text:span text:style-name="_32_06">l</text:span><text:span text:style-name="_32_0">e</text:span><text:span text:style-name="_31_47">f</text:span><text:span text:style-name="_32_15">t</text:span><text:span text:style-name="_31_"> </text:span><text:span text:style-name="_31_05">o</text:span><text:span text:style-name="_32_16">v</text:span><text:span text:style-name="_36_0">e</text:span><text:span text:style-name="_31_28">r</text:span><text:span text:style-name="_32_03">,</text:span><text:span text:style-name="_31_"> </text:span><text:span text:style-name="_31_41">o</text:span><text:span text:style-name="_31_71">n</text:span><text:span text:style-name="_31_"> </text:span><text:span text:style-name="_31_34">a</text:span><text:span text:style-name="_31_76">c</text:span><text:span text:style-name="_32_6">c</text:span><text:span text:style-name="_31_29">o</text:span><text:span text:style-name="_32_00">u</text:span><text:span text:style-name="_34_2">n</text:span><text:span text:style-name="_31_10">t</text:span><text:span text:style-name="_31_51"> </text:span><text:span text:style-name="_37_5">o</text:span><text:span text:style-name="_31_49">f</text:span><text:span text:style-name="_31_51"> </text:span><text:span text:style-name="_35_4">t</text:span><text:span text:style-name="_31_35">h</text:span><text:span text:style-name="_32_03">e</text:span><text:span text:style-name="_31_"> </text:span><text:span text:style-name="_39_8">p</text:span><text:span text:style-name="_31_86">l</text:span><text:span text:style-name="_37_1">u</text:span><text:span text:style-name="_39_8">m</text:span><text:span text:style-name="_32_07">b</text:span><text:span text:style-name="_32_4">e</text:span><text:span text:style-name="_31_31">r</text:span><text:span text:style-name="_31_51"> </text:span><text:span text:style-name="_36_0">n</text:span><text:span text:style-name="_31_14">o</text:span><text:span text:style-name="_32_16">t</text:span><text:span text:style-name="_31_"> </text:span><text:span text:style-name="_39_9">k</text:span><text:span text:style-name="_32_24">n</text:span><text:span text:style-name="_32_6">o</text:span><text:span text:style-name="_31_01">w</text:span><text:span text:style-name="_31_88">i</text:span><text:span text:style-name="_35_3">n</text:span><text:span text:style-name="_31_17">g</text:span><text:span text:style-name="_31_51"> </text:span><text:span text:style-name="_36_8">i</text:span><text:span text:style-name="_31_10">t</text:span><text:span text:style-name="_31_74">.</text:span><text:span text:style-name="_31_"> </text:span><text:span text:style-name="_31_25">I</text:span><text:span text:style-name="_31_51"> </text:span><text:span text:style-name="_32_1">w</text:span><text:span text:style-name="_31_46">a</text:span><text:span text:style-name="_32_03">s</text:span><text:span text:style-name="_31_"> </text:span><text:span text:style-name="_31_35">f</text:span><text:span text:style-name="_31_92">o</text:span><text:span text:style-name="_36_9">r</text:span><text:span text:style-name="_37_6"> </text:span><text:span text:style-name="_31_89">e</text:span><text:span text:style-name="_34_4">n</text:span><text:span text:style-name="_31_40">l</text:span><text:span text:style-name="_31_71">i</text:span><text:span text:style-name="_35_1">g</text:span><text:span text:style-name="_31_49">h</text:span><text:span text:style-name="_32_24">t</text:span><text:span text:style-name="_32_6">e</text:span><text:span text:style-name="_39_5">n</text:span><text:span text:style-name="_31_71">i</text:span><text:span text:style-name="_36_8">n</text:span><text:span text:style-name="_31_46">g</text:span><text:span text:style-name="_31_51"> </text:span><text:span text:style-name="_35_0">t</text:span><text:span text:style-name="_31_31">h</text:span><text:span text:style-name="_31_74">e</text:span><text:span text:style-name="_31_"> </text:span><text:span text:style-name="_31_40">h</text:span><text:span text:style-name="_32_24">e</text:span><text:span text:style-name="_37_5">a</text:span><text:span text:style-name="_31_31">t</text:span><text:span text:style-name="_32_24">h</text:span><text:span text:style-name="_33_5">e</text:span><text:span text:style-name="_31_40">n</text:span><text:span text:style-name="_31_51"> </text:span><text:span text:style-name="_37_1">w</text:span><text:span text:style-name="_31_26">i</text:span><text:span text:style-name="_32_01">t</text:span><text:span text:style-name="_36_6">h</text:span><text:span text:style-name="_37_6"> </text:span><text:span text:style-name="_31_80">i</text:span><text:span text:style-name="_36_8">t</text:span><text:span text:style-name="_39_6">,</text:span><text:span text:style-name="_31_51"> </text:span><text:span text:style-name="_32_4">f</text:span><text:span text:style-name="_31_41">o</text:span><text:span text:style-name="_32_10">r</text:span><text:span text:style-name="_31_"> </text:span><text:span text:style-name="_39_6">I</text:span><text:span text:style-name="_31_51"> </text:span><text:span text:style-name="_35_1">w</text:span><text:span text:style-name="_31_47">a</text:span><text:span text:style-name="_31_70">s</text:span><text:span text:style-name="_31_"> </text:span><text:span text:style-name="_39_6">a</text:span><text:span text:style-name="_32_10">l</text:span><text:span text:style-name="_33_6">w</text:span><text:span text:style-name="_39_5">a</text:span><text:span text:style-name="_31_88">y</text:span><text:span text:style-name="_32_0">s</text:span><text:span text:style-name="_37_6"> </text:span><text:span text:style-name="_31_79">u</text:span><text:span text:style-name="_32_7">n</text:span><text:span text:style-name="_31_41">a</text:span><text:span text:style-name="_31_77">c</text:span><text:span text:style-name="_32_6">c</text:span><text:span text:style-name="_31_16">o</text:span><text:span text:style-name="_32_01">u</text:span><text:span text:style-name="_32_1">n</text:span><text:span text:style-name="_31_14">t</text:span><text:span text:style-name="_31_74">a</text:span><text:span text:style-name="_35_1">b</text:span><text:span text:style-name="_31_16">l</text:span><text:span text:style-name="_31_79">y</text:span><text:span text:style-name="_31_"> </text:span><text:span text:style-name="_31_17">d</text:span><text:span text:style-name="_32_25">o</text:span><text:span text:style-name="_33_5">w</text:span><text:span text:style-name="_31_50">n</text:span><text:span text:style-name="_31_51"> </text:span><text:span text:style-name="_36_0">o</text:span><text:span text:style-name="_31_17">n</text:span><text:span text:style-name="_31_51"> </text:span><text:span text:style-name="_33_9">t</text:span><text:span text:style-name="_31_32">h</text:span><text:span text:style-name="_32_07">e</text:span><text:span text:style-name="_31_"> </text:span><text:span text:style-name="_39_5">h</text:span><text:span text:style-name="_31_85">e</text:span><text:span text:style-name="_35_3">a</text:span><text:span text:style-name="_31_29">t</text:span><text:span text:style-name="_31_73">h</text:span><text:span text:style-name="_36_9">e</text:span><text:span text:style-name="_31_41">n</text:span><text:span text:style-name="_31_51"> </text:span><text:span text:style-name="_32_4">s</text:span><text:span text:style-name="_31_16">o</text:span><text:span text:style-name="_32_07">m</text:span><text:span text:style-name="_32_7">e</text:span><text:span text:style-name="_31_10">h</text:span><text:span text:style-name="_32_10">o</text:span><text:span text:style-name="_32_9">w</text:span><text:span text:style-name="_31_31">;</text:span><text:span text:style-name="_31_51"> </text:span><text:span text:style-name="_35_4">b</text:span><text:span text:style-name="_31_34">u</text:span><text:span text:style-name="_31_77">t</text:span><text:span text:style-name="_31_"> </text:span><text:span text:style-name="_31_44">M</text:span><text:span text:style-name="_31_79">r</text:span><text:span text:style-name="_35_7">s</text:span><text:span text:style-name="_39_9">.</text:span><text:span text:style-name="_31_51"> </text:span><text:span text:style-name="_32_4">M</text:span><text:span text:style-name="_31_34">c</text:span><text:span text:style-name="_31_77">W</text:span><text:span text:style-name="_35_1">i</text:span><text:span text:style-name="_31_28">l</text:span><text:span text:style-name="_31_70">l</text:span><text:span text:style-name="_35_3">i</text:span><text:span text:style-name="_31_35">a</text:span><text:span text:style-name="_32_25">m</text:span><text:span text:style-name="_33_9">s</text:span><text:span text:style-name="_37_6"> </text:span><text:span text:style-name="_31_94">s</text:span><text:span text:style-name="_35_9">a</text:span><text:span text:style-name="_31_10">i</text:span><text:span text:style-name="_32_22">d</text:span><text:span text:style-name="_31_"> </text:span><text:span text:style-name="_39_6">n</text:span><text:span text:style-name="_32_25">o</text:span><text:span text:style-name="_36_5">,</text:span><text:span text:style-name="_37_6"> </text:span><text:span text:style-name="_32_06">l</text:span><text:span text:style-name="_33_9">e</text:span><text:span text:style-name="_31_13">t</text:span><text:span text:style-name="_32_10">'</text:span><text:span text:style-name="_33_8">s</text:span><text:span text:style-name="_37_6"> </text:span><text:span text:style-name="_32_07">h</text:span><text:span text:style-name="_32_3">a</text:span><text:span text:style-name="_31_41">v</text:span><text:span text:style-name="_32_09">e</text:span><text:span text:style-name="_31_"> </text:span><text:span text:style-name="_31_49">a</text:span><text:span text:style-name="_31_51"> </text:span><text:span text:style-name="_34_4">b</text:span><text:span text:style-name="_31_32">u</text:span><text:span text:style-name="_31_92">r</text:span><text:span text:style-name="_32_3">g</text:span><text:span text:style-name="_31_19">l</text:span><text:span text:style-name="_32_09">a</text:span><text:span text:style-name="_33_9">r</text:span><text:span text:style-name="_37_6"> </text:span><text:span text:style-name="_31_71">a</text:span><text:span text:style-name="_37_1">l</text:span><text:span text:style-name="_31_34">a</text:span><text:span text:style-name="_32_06">r</text:span><text:span text:style-name="_37_4">m</text:span><text:span text:style-name="_31_46">.</text:span><text:span text:style-name="_31_51"> </text:span><text:span text:style-name="_37_5">I</text:span><text:span text:style-name="_37_6"> </text:span><text:span text:style-name="_32_21">a</text:span><text:span text:style-name="_35_6">g</text:span><text:span text:style-name="_31_40">r</text:span><text:span text:style-name="_31_88">e</text:span><text:span text:style-name="_33_5">e</text:span><text:span text:style-name="_31_47">d</text:span><text:span text:style-name="_31_51"> </text:span><text:span text:style-name="_36_5">t</text:span><text:span text:style-name="_31_28">o</text:span><text:span text:style-name="_31_51"> </text:span><text:span text:style-name="_36_5">t</text:span><text:span text:style-name="_31_46">h</text:span><text:span text:style-name="_31_73">i</text:span><text:span text:style-name="_37_4">s</text:span><text:span text:style-name="_37_6"> </text:span><text:span text:style-name="_32_01">c</text:span><text:span text:style-name="_33_9">o</text:span><text:span text:style-name="_31_28">m</text:span><text:span text:style-name="_32_18">p</text:span><text:span text:style-name="_37_1">r</text:span><text:span text:style-name="_31_17">o</text:span><text:span text:style-name="_32_22">m</text:span><text:span text:style-name="_35_0">i</text:span><text:span text:style-name="_31_31">s</text:span><text:span text:style-name="_32_09">e</text:span><text:span text:style-name="_34_4">.</text:span><text:span text:style-name="_37_6"> </text:span><text:span text:style-name="_32_06">I</text:span><text:span text:style-name="_31_"> </text:span><text:span text:style-name="_39_8">w</text:span><text:span text:style-name="_31_86">i</text:span><text:span text:style-name="_32_4">l</text:span><text:span text:style-name="_31_34">l</text:span><text:span text:style-name="_31_51"> </text:span><text:span text:style-name="_34_1">e</text:span><text:span text:style-name="_31_44">x</text:span><text:span text:style-name="_32_06">p</text:span><text:span text:style-name="_35_6">l</text:span><text:span text:style-name="_31_31">a</text:span><text:span text:style-name="_32_06">i</text:span><text:span text:style-name="_34_1">n</text:span><text:span text:style-name="_37_6"> </text:span><text:span text:style-name="_31_91">t</text:span><text:span text:style-name="_35_0">h</text:span><text:span text:style-name="_31_26">a</text:span><text:span text:style-name="_32_18">t</text:span><text:span text:style-name="_31_"> </text:span><text:span text:style-name="_31_26">w</text:span><text:span text:style-name="_31_79">h</text:span><text:span text:style-name="_32_9">e</text:span><text:span text:style-name="_31_32">n</text:span><text:span text:style-name="_31_71">e</text:span><text:span text:style-name="_34_1">v</text:span><text:span text:style-name="_31_01">e</text:span><text:span text:style-name="_32_19">r</text:span><text:span text:style-name="_31_"> </text:span><text:span text:style-name="_31_11">I</text:span><text:span text:style-name="_31_51"> </text:span><text:span text:style-name="_34_1">w</text:span><text:span text:style-name="_31_40">a</text:span><text:span text:style-name="_31_74">n</text:span><text:span text:style-name="_33_5">t</text:span><text:span text:style-name="_37_6"> </text:span><text:span text:style-name="_31_86">a</text:span><text:span text:style-name="_31_"> </text:span><text:span text:style-name="_31_32">t</text:span><text:span text:style-name="_32_16">h</text:span><text:span text:style-name="_33_9">i</text:span><text:span text:style-name="_31_41">n</text:span><text:span text:style-name="_32_22">g</text:span><text:span text:style-name="_35_9">,</text:span><text:span text:style-name="_37_6"> </text:span><text:span text:style-name="_32_09">a</text:span><text:span text:style-name="_32_7">n</text:span><text:span text:style-name="_31_46">d</text:span><text:span text:style-name="_31_51"> </text:span><text:span text:style-name="_35_0">M</text:span><text:span text:style-name="_31_35">r</text:span><text:span text:style-name="_31_91">s</text:span><text:span text:style-name="_32_1">.</text:span><text:span text:style-name="_37_6"> </text:span><text:span text:style-name="_31_80">M</text:span><text:span text:style-name="_35_0">c</text:span><text:span text:style-name="_31_26">W</text:span><text:span text:style-name="_31_89">i</text:span><text:span text:style-name="_32_1">l</text:span><text:span text:style-name="_31_50">l</text:span><text:span text:style-name="_32_07">i</text:span><text:span text:style-name="_34_1">a</text:span><text:span text:style-name="_31_31">m</text:span><text:span text:style-name="_32_15">s</text:span><text:span text:style-name="_31_"> </text:span><text:span text:style-name="_31_17">w</text:span><text:span text:style-name="_32_03">a</text:span><text:span text:style-name="_34_4">n</text:span><text:span text:style-name="_31_47">t</text:span><text:span text:style-name="_32_18">s</text:span><text:span text:style-name="_31_"> </text:span><text:span text:style-name="_31_16">a</text:span><text:span text:style-name="_32_03">n</text:span><text:span text:style-name="_34_4">o</text:span><text:span text:style-name="_31_11">t</text:span><text:span text:style-name="_32_01">h</text:span><text:span text:style-name="_35_7">e</text:span><text:span text:style-name="_39_5">r</text:span><text:span text:style-name="_31_51"> </text:span><text:span text:style-name="_35_0">t</text:span><text:span text:style-name="_31_49">h</text:span><text:span text:style-name="_32_09">i</text:span><text:span text:style-name="_32_9">n</text:span><text:span text:style-name="_31_17">g</text:span><text:span text:style-name="_31_89">,</text:span><text:span text:style-name="_31_"> </text:span><text:span text:style-name="_31_14">a</text:span><text:span text:style-name="_32_19">n</text:span><text:span text:style-name="_34_5">d</text:span><text:span text:style-name="_37_6"> </text:span><text:span text:style-name="_31_76">w</text:span><text:span text:style-name="_35_9">e</text:span><text:span text:style-name="_37_6"> </text:span><text:span text:style-name="_32_16">d</text:span><text:span text:style-name="_36_8">e</text:span><text:span text:style-name="_31_11">c</text:span><text:span text:style-name="_32_15">i</text:span><text:span text:style-name="_37_2">d</text:span><text:span text:style-name="_31_40">e</text:span><text:span text:style-name="_31_51"> </text:span><text:span text:style-name="_33_5">u</text:span><text:span text:style-name="_31_49">p</text:span><text:span text:style-name="_32_16">o</text:span><text:span text:style-name="_32_7">n</text:span><text:span text:style-name="_37_6"> </text:span><text:span text:style-name="_31_92">t</text:span><text:span text:style-name="_32_7">h</text:span><text:span text:style-name="_31_11">e</text:span><text:span text:style-name="_31_51"> </text:span><text:span text:style-name="_33_5">t</text:span><text:span text:style-name="_31_29">h</text:span><text:span text:style-name="_32_24">i</text:span><text:span text:style-name="_33_0">n</text:span><text:span text:style-name="_31_28">g</text:span><text:span text:style-name="_31_51"> </text:span><text:span text:style-name="_35_7">t</text:span><text:span text:style-name="_31_14">h</text:span><text:span text:style-name="_31_76">a</text:span><text:span text:style-name="_35_7">t</text:span><text:span text:style-name="_37_6"> </text:span><text:span text:style-name="_32_16">M</text:span><text:span text:style-name="_37_4">r</text:span><text:span text:style-name="_39_9">s</text:span><text:span text:style-name="_31_85">.</text:span><text:span text:style-name="_31_"> </text:span><text:span text:style-name="_31_10">M</text:span><text:span text:style-name="_32_16">c</text:span><text:span text:style-name="_35_7">W</text:span><text:span text:style-name="_31_28">i</text:span><text:span text:style-name="_32_25">l</text:span><text:span text:style-name="_37_1">l</text:span><text:span text:style-name="_31_49">i</text:span><text:span text:style-name="_32_19">a</text:span><text:span text:style-name="_35_6">m</text:span><text:span text:style-name="_31_32">s</text:span><text:span text:style-name="_31_51"> </text:span><text:span text:style-name="_36_8">w</text:span><text:span text:style-name="_31_50">a</text:span><text:span text:style-name="_31_70">n</text:span><text:span text:style-name="_37_4">t</text:span><text:span text:style-name="_31_34">s--</text:span><text:span text:style-name="_35_4">a</text:span><text:span text:style-name="_39_6">s</text:span><text:span text:style-name="_31_51"> </text:span><text:span text:style-name="_36_0">w</text:span><text:span text:style-name="_31_01">e</text:span><text:span text:style-name="_31_51"> </text:span><text:span text:style-name="_37_5">a</text:span><text:span text:style-name="_31_40">l</text:span><text:span text:style-name="_31_91">w</text:span><text:span text:style-name="_32_0">a</text:span><text:span text:style-name="_31_05">y</text:span><text:span text:style-name="_32_07">s</text:span><text:span text:style-name="_31_"> </text:span><text:span text:style-name="_31_46">d</text:span><text:span text:style-name="_31_79">o</text:span><text:span text:style-name="_31_"> --</text:span><text:span text:style-name="_35_9">s</text:span><text:span text:style-name="_31_01">h</text:span><text:span text:style-name="_32_06">e</text:span><text:span text:style-name="_31_"> </text:span><text:span text:style-name="_31_41">c</text:span><text:span text:style-name="_31_92">a</text:span><text:span text:style-name="_33_5">l</text:span><text:span text:style-name="_31_29">l</text:span><text:span text:style-name="_32_19">s</text:span><text:span text:style-name="_31_"> </text:span><text:span text:style-name="_31_29">t</text:span><text:span text:style-name="_32_22">h</text:span><text:span text:style-name="_32_4">a</text:span><text:span text:style-name="_31_16">t</text:span><text:span text:style-name="_31_51"> </text:span><text:span text:style-name="_35_4">a</text:span><text:span text:style-name="_37_6"> </text:span><text:span text:style-name="_31_79">c</text:span><text:span text:style-name="_36_9">o</text:span><text:span text:style-name="_31_49">m</text:span><text:span text:style-name="_32_18">p</text:span><text:span text:style-name="_37_1">r</text:span><text:span text:style-name="_31_13">o</text:span><text:span text:style-name="_32_07">m</text:span><text:span text:style-name="_32_3">i</text:span><text:span text:style-name="_31_31">s</text:span><text:span text:style-name="_32_19">e</text:span><text:span text:style-name="_32_0">.</text:span><text:span text:style-name="_37_6"> </text:span><text:span text:style-name="_31_70">V</text:span><text:span text:style-name="_32_7">e</text:span><text:span text:style-name="_31_31">r</text:span><text:span text:style-name="_32_09">y</text:span><text:span text:style-name="_31_"> </text:span><text:span text:style-name="_31_28">w</text:span><text:span text:style-name="_32_09">e</text:span><text:span text:style-name="_36_8">l</text:span><text:span text:style-name="_31_19">l</text:span><text:span text:style-name="_31_92">:</text:span><text:span text:style-name="_31_"> </text:span><text:span text:style-name="_31_04">t</text:span><text:span text:style-name="_32_10">h</text:span><text:span text:style-name="_35_1">e</text:span><text:span text:style-name="_37_6"> </text:span><text:span text:style-name="_32_04">m</text:span><text:span text:style-name="_32_7">a</text:span><text:span text:style-name="_31_49">n</text:span><text:span text:style-name="_31_51"> </text:span><text:span text:style-name="_36_0">c</text:span><text:span text:style-name="_31_43">a</text:span><text:span text:style-name="_32_22">m</text:span><text:span text:style-name="_33_9">e</text:span><text:span text:style-name="_37_6"> </text:span><text:span text:style-name="_31_95">u</text:span><text:span text:style-name="_33_6">p</text:span><text:span text:style-name="_37_6"> </text:span><text:span text:style-name="_32_22">f</text:span><text:span text:style-name="_36_8">r</text:span><text:span text:style-name="_31_11">o</text:span><text:span text:style-name="_31_70">m</text:span><text:span text:style-name="_31_"> </text:span><text:span text:style-name="_31_17">N</text:span><text:span text:style-name="_31_76">e</text:span><text:span text:style-name="_32_4">w</text:span><text:span text:style-name="_37_6"> </text:span><text:span text:style-name="_32_07">Y</text:span><text:span text:style-name="_35_0">o</text:span><text:span text:style-name="_31_47">r</text:span><text:span text:style-name="_31_73">k</text:span><text:span text:style-name="_31_"> </text:span><text:span text:style-name="_31_50">a</text:span><text:span text:style-name="_32_22">n</text:span><text:span text:style-name="_33_8">d</text:span><text:span text:style-name="_37_6"> </text:span><text:span text:style-name="_31_91">p</text:span><text:span text:style-name="_35_4">u</text:span><text:span text:style-name="_31_11">t</text:span><text:span text:style-name="_31_51"> </text:span><text:span text:style-name="_34_4">i</text:span><text:span text:style-name="_31_13">n</text:span><text:span text:style-name="_31_51"> </text:span><text:span text:style-name="_33_0">t</text:span><text:span text:style-name="_39_9">h</text:span><text:span text:style-name="_31_77">e</text:span><text:span text:style-name="_31_"> </text:span><text:span text:style-name="_39_5">a</text:span><text:span text:style-name="_32_10">l</text:span><text:span text:style-name="_34_1">a</text:span><text:span text:style-name="_31_43">r</text:span><text:span text:style-name="_32_24">m</text:span><text:span text:style-name="_35_3">,</text:span><text:span text:style-name="_37_6"> </text:span><text:span text:style-name="_32_24">a</text:span><text:span text:style-name="_34_4">n</text:span><text:span text:style-name="_31_20">d</text:span><text:span text:style-name="_31_51"> </text:span><text:span text:style-name="_33_6">c</text:span><text:span text:style-name="_31_32">h</text:span><text:span text:style-name="_31_70">a</text:span><text:span text:style-name="_32_0">r</text:span><text:span text:style-name="_39_6">g</text:span><text:span text:style-name="_32_10">e</text:span><text:span text:style-name="_35_9">d</text:span><text:span text:style-name="_37_6"> </text:span><text:span text:style-name="_32_01">t</text:span><text:span text:style-name="_33_5">h</text:span><text:span text:style-name="_31_13">r</text:span><text:span text:style-name="_32_00">e</text:span><text:span text:style-name="_34_5">e</text:span><text:span text:style-name="_37_6"> </text:span><text:span text:style-name="_32_00">h</text:span><text:span text:style-name="_35_1">u</text:span><text:span text:style-name="_31_49">n</text:span><text:span text:style-name="_31_92">d</text:span><text:span text:style-name="_35_4">r</text:span><text:span text:style-name="_31_05">e</text:span><text:span text:style-name="_32_15">d</text:span><text:span text:style-name="_31_"> </text:span><text:span text:style-name="_31_35">a</text:span><text:span text:style-name="_31_79">n</text:span><text:span text:style-name="_32_3">d</text:span><text:span text:style-name="_37_6"> </text:span><text:span text:style-name="_31_86">t</text:span><text:span text:style-name="_34_2">w</text:span><text:span text:style-name="_31_47">e</text:span><text:span text:style-name="_31_73">n</text:span><text:span text:style-name="_35_9">t</text:span><text:span text:style-name="_31_44">y-</text:span><text:span text:style-name="_36_9">f</text:span><text:span text:style-name="_31_19">i</text:span><text:span text:style-name="_32_21">v</text:span><text:span text:style-name="_33_5">e</text:span><text:span text:style-name="_37_6"> </text:span><text:span text:style-name="_31_80">d</text:span><text:span text:style-name="_35_6">o</text:span><text:span text:style-name="_31_43">l</text:span><text:span text:style-name="_31_70">l</text:span><text:span text:style-name="_32_1">a</text:span><text:span text:style-name="_31_02">r</text:span><text:span text:style-name="_32_18">s</text:span><text:span text:style-name="_31_"> </text:span><text:span text:style-name="_31_16">f</text:span><text:span text:style-name="_32_00">o</text:span><text:span text:style-name="_37_5">r</text:span><text:span text:style-name="_37_6"> </text:span><text:span text:style-name="_31_94">i</text:span><text:span text:style-name="_36_6">t</text:span><text:span text:style-name="_31_28">,</text:span><text:span text:style-name="_31_51"> </text:span><text:span text:style-name="_33_0">a</text:span><text:span text:style-name="_31_35">n</text:span><text:span text:style-name="_32_19">d</text:span><text:span text:style-name="_31_"> </text:span><text:span text:style-name="_31_40">s</text:span><text:span text:style-name="_31_91">a</text:span><text:span text:style-name="_36_0">i</text:span><text:span text:style-name="_31_46">d</text:span><text:span text:style-name="_31_51"> </text:span><text:span text:style-name="_35_3">w</text:span><text:span text:style-name="_31_31">e</text:span><text:span text:style-name="_31_51"> </text:span><text:span text:style-name="_33_9">c</text:span><text:span text:style-name="_31_46">o</text:span><text:span text:style-name="_32_25">u</text:span><text:span text:style-name="_33_0">l</text:span><text:span text:style-name="_39_9">d</text:span><text:span text:style-name="_31_51"> </text:span><text:span text:style-name="_34_1">s</text:span><text:span text:style-name="_31_17">l</text:span><text:span text:style-name="_32_15">e</text:span><text:span text:style-name="_37_4">e</text:span><text:span text:style-name="_31_32">p</text:span><text:span text:style-name="_31_51"> </text:span><text:span text:style-name="_33_6">w</text:span><text:span text:style-name="_31_28">i</text:span><text:span text:style-name="_31_94">t</text:span><text:span text:style-name="_32_4">h</text:span><text:span text:style-name="_31_29">o</text:span><text:span text:style-name="_31_70">u</text:span><text:span text:style-name="_36_8">t</text:span><text:span text:style-name="_37_6"> </text:span><text:span text:style-name="_31_88">u</text:span><text:span text:style-name="_32_6">n</text:span><text:span text:style-name="_31_28">e</text:span><text:span text:style-name="_31_88">a</text:span><text:span text:style-name="_32_4">s</text:span><text:span text:style-name="_31_34">i</text:span><text:span text:style-name="_32_01">n</text:span><text:span text:style-name="_35_1">e</text:span><text:span text:style-name="_31_04">s</text:span><text:span text:style-name="_32_01">s</text:span><text:span text:style-name="_31_"> </text:span><text:span text:style-name="_31_32">n</text:span><text:span text:style-name="_31_91">o</text:span><text:span text:style-name="_36_6">w</text:span><text:span text:style-name="_31_47">.</text:span><text:span text:style-name="_31_51"> </text:span><text:span text:style-name="_35_1">S</text:span><text:span text:style-name="_31_11">o</text:span><text:span text:style-name="_31_51"> </text:span><text:span text:style-name="_35_4">w</text:span><text:span text:style-name="_31_17">e</text:span><text:span text:style-name="_31_51"> </text:span><text:span text:style-name="_33_8">d</text:span><text:span text:style-name="_31_47">i</text:span><text:span text:style-name="_31_76">d</text:span><text:span text:style-name="_31_"> </text:span><text:span text:style-name="_31_05">f</text:span><text:span text:style-name="_31_70">o</text:span><text:span text:style-name="_35_0">r</text:span><text:span text:style-name="_37_6"> </text:span><text:span text:style-name="_32_06">a</text:span><text:span text:style-name="_37_5">w</text:span><text:span text:style-name="_31_40">h</text:span><text:span text:style-name="_32_24">i</text:span><text:span text:style-name="_32_9">l</text:span><text:span text:style-name="_31_02">e--</text:span><text:span text:style-name="_36_8">s</text:span><text:span text:style-name="_31_14">a</text:span><text:span text:style-name="_32_00">y</text:span><text:span text:style-name="_31_"> </text:span><text:span text:style-name="_31_47">a</text:span><text:span text:style-name="_31_51"> </text:span><text:span text:style-name="_36_0">m</text:span><text:span text:style-name="_31_16">o</text:span><text:span text:style-name="_32_06">n</text:span><text:span text:style-name="_37_4">t</text:span><text:span text:style-name="_31_05">h</text:span><text:span text:style-name="_31_95">.</text:span><text:span text:style-name="_31_"> </text:span><text:span text:style-name="_31_32">T</text:span><text:span text:style-name="_31_86">h</text:span><text:span text:style-name="_34_1">e</text:span><text:span text:style-name="_39_8">n</text:span><text:span text:style-name="_31_51"> </text:span><text:span text:style-name="_33_6">o</text:span><text:span text:style-name="_39_6">n</text:span><text:span text:style-name="_32_24">e</text:span><text:span text:style-name="_31_"> </text:span><text:span text:style-name="_31_44">n</text:span><text:span text:style-name="_31_94">i</text:span><text:span text:style-name="_32_9">g</text:span><text:span text:style-name="_31_31">h</text:span><text:span text:style-name="_32_00">t</text:span><text:span text:style-name="_31_"> </text:span><text:span text:style-name="_39_9">w</text:span><text:span text:style-name="_31_70">e</text:span><text:span text:style-name="_31_"> </text:span><text:span text:style-name="_31_26">s</text:span><text:span text:style-name="_32_01">m</text:span><text:span text:style-name="_34_2">e</text:span><text:span text:style-name="_31_11">l</text:span><text:span text:style-name="_31_92">l</text:span><text:span text:style-name="_36_9">e</text:span><text:span text:style-name="_31_46">d</text:span><text:span text:style-name="_31_51"> </text:span><text:span text:style-name="_34_4">s</text:span><text:span text:style-name="_39_5">m</text:span><text:span text:style-name="_32_09">o</text:span><text:span text:style-name="_37_4">k</text:span><text:span text:style-name="_31_31">e</text:span><text:span text:style-name="_31_79">,</text:span><text:span text:style-name="_31_"> </text:span><text:span text:style-name="_39_9">a</text:span><text:span text:style-name="_31_71">n</text:span><text:span text:style-name="_36_9">d</text:span><text:span text:style-name="_37_6"> </text:span><text:span text:style-name="_32_06">I</text:span><text:span text:style-name="_31_"> </text:span><text:span text:style-name="_31_05">w</text:span><text:span text:style-name="_31_76">a</text:span><text:span text:style-name="_37_1">s</text:span><text:span text:style-name="_37_6"> </text:span><text:span text:style-name="_31_88">a</text:span><text:span text:style-name="_35_1">d</text:span><text:span text:style-name="_31_04">v</text:span><text:span text:style-name="_31_85">i</text:span><text:span text:style-name="_36_8">s</text:span><text:span text:style-name="_39_5">e</text:span><text:span text:style-name="_32_18">d</text:span><text:span text:style-name="_31_"> </text:span><text:span text:style-name="_31_31">t</text:span><text:span text:style-name="_32_06">o</text:span><text:span text:style-name="_31_"> </text:span><text:span text:style-name="_31_34">g</text:span><text:span text:style-name="_31_88">e</text:span><text:span text:style-name="_33_0">t</text:span><text:span text:style-name="_37_6"> </text:span><text:span text:style-name="_32_15">u</text:span><text:span text:style-name="_33_9">p</text:span><text:span text:style-name="_37_6"> </text:span><text:span text:style-name="_31_91">a</text:span><text:span text:style-name="_32_4">n</text:span><text:span text:style-name="_31_35">d</text:span><text:span text:style-name="_31_51"> </text:span><text:span text:style-name="_34_4">s</text:span><text:span text:style-name="_31_04">e</text:span><text:span text:style-name="_31_89">e</text:span><text:span text:style-name="_31_"> </text:span><text:span text:style-name="_31_02">w</text:span><text:span text:style-name="_32_04">h</text:span><text:span text:style-name="_37_1">a</text:span><text:span text:style-name="_39_5">t</text:span><text:span text:style-name="_31_51"> </text:span><text:span text:style-name="_33_9">t</text:span><text:span text:style-name="_39_6">h</text:span><text:span text:style-name="_31_71">e</text:span><text:span text:style-name="_31_"> </text:span><text:span text:style-name="_31_13">m</text:span><text:span text:style-name="_32_18">a</text:span><text:span text:style-name="_35_9">t</text:span><text:span text:style-name="_39_8">t</text:span><text:span text:style-name="_32_16">e</text:span><text:span text:style-name="_34_5">r</text:span><text:span text:style-name="_37_6"> </text:span><text:span text:style-name="_31_79">w</text:span><text:span text:style-name="_33_8">a</text:span><text:span text:style-name="_31_14">s</text:span><text:span text:style-name="_32_16">.</text:span><text:span text:style-name="_31_"> </text:span><text:span text:style-name="_31_32">I</text:span><text:span text:style-name="_31_51"> </text:span><text:span text:style-name="_32_0">l</text:span><text:span text:style-name="_31_41">i</text:span><text:span text:style-name="_31_91">t</text:span><text:span text:style-name="_31_"> </text:span><text:span text:style-name="_31_46">a</text:span><text:span text:style-name="_31_51"> </text:span><text:span text:style-name="_32_0">c</text:span><text:span text:style-name="_31_11">a</text:span><text:span text:style-name="_32_04">n</text:span><text:span text:style-name="_35_1">d</text:span><text:span text:style-name="_31_02">l</text:span><text:span text:style-name="_31_71">e</text:span><text:span text:style-name="_33_8">,</text:span><text:span text:style-name="_37_6"> </text:span><text:span text:style-name="_31_88">a</text:span><text:span text:style-name="_34_2">n</text:span><text:span text:style-name="_31_04">d</text:span><text:span text:style-name="_31_51"> </text:span><text:span text:style-name="_35_4">s</text:span><text:span text:style-name="_39_6">t</text:span><text:span text:style-name="_31_76">a</text:span><text:span text:style-name="_35_0">r</text:span><text:span text:style-name="_31_02">t</text:span><text:span text:style-name="_32_09">e</text:span><text:span text:style-name="_34_1">d</text:span><text:span text:style-name="_37_6"> </text:span><text:span text:style-name="_31_85">t</text:span><text:span text:style-name="_36_0">o</text:span><text:span text:style-name="_31_25">w</text:span><text:span text:style-name="_31_77">a</text:span><text:span text:style-name="_36_8">r</text:span><text:span text:style-name="_31_25">d</text:span><text:span text:style-name="_31_51"> </text:span><text:span text:style-name="_32_1">t</text:span><text:span text:style-name="_31_16">h</text:span><text:span text:style-name="_32_19">e</text:span><text:span text:style-name="_31_"> </text:span><text:span text:style-name="_31_05">s</text:span><text:span text:style-name="_31_91">t</text:span><text:span text:style-name="_35_3">a</text:span><text:span text:style-name="_31_50">i</text:span><text:span text:style-name="_31_89">r</text:span><text:span text:style-name="_34_1">s</text:span><text:span text:style-name="_31_02">,</text:span><text:span text:style-name="_31_51"> </text:span><text:span text:style-name="_37_5">a</text:span><text:span text:style-name="_31_49">n</text:span><text:span text:style-name="_31_85">d</text:span><text:span text:style-name="_31_"> </text:span><text:span text:style-name="_31_32">m</text:span><text:span text:style-name="_32_22">e</text:span><text:span text:style-name="_32_6">t</text:span><text:span text:style-name="_37_6"> </text:span><text:span text:style-name="_32_21">a</text:span><text:span text:style-name="_31_"> </text:span><text:span text:style-name="_31_02">b</text:span><text:span text:style-name="_31_94">u</text:span><text:span text:style-name="_32_1">r</text:span><text:span text:style-name="_31_50">g</text:span><text:span text:style-name="_31_94">l</text:span><text:span text:style-name="_37_2">a</text:span><text:span text:style-name="_31_26">r</text:span><text:span text:style-name="_31_51"> </text:span><text:span text:style-name="_33_6">c</text:span><text:span text:style-name="_39_5">o</text:span><text:span text:style-name="_31_74">m</text:span><text:span text:style-name="_32_6">i</text:span><text:span text:style-name="_31_11">n</text:span><text:span text:style-name="_32_16">g</text:span><text:span text:style-name="_31_"> </text:span><text:span text:style-name="_31_28">o</text:span><text:span text:style-name="_31_77">u</text:span><text:span text:style-name="_36_8">t</text:span><text:span text:style-name="_37_6"> </text:span><text:span text:style-name="_31_95">o</text:span><text:span text:style-name="_32_0">f</text:span><text:span text:style-name="_37_6"> </text:span><text:span text:style-name="_31_70">a</text:span><text:span text:style-name="_31_"> </text:span><text:span text:style-name="_31_02">r</text:span><text:span text:style-name="_31_74">o</text:span><text:span text:style-name="_36_9">o</text:span><text:span text:style-name="_31_20">m</text:span><text:span text:style-name="_31_51"> </text:span><text:span text:style-name="_34_4">w</text:span><text:span text:style-name="_31_13">i</text:span><text:span text:style-name="_32_10">t</text:span><text:span text:style-name="_37_1">h</text:span><text:span text:style-name="_37_6"> </text:span><text:span text:style-name="_32_04">a</text:span><text:span text:style-name="_31_"> </text:span><text:span text:style-name="_31_40">b</text:span><text:span text:style-name="_31_71">a</text:span><text:span text:style-name="_32_1">s</text:span><text:span text:style-name="_31_25">k</text:span><text:span text:style-name="_31_92">e</text:span><text:span text:style-name="_32_3">t</text:span><text:span text:style-name="_37_6"> </text:span><text:span text:style-name="_32_06">o</text:span><text:span text:style-name="_33_0">f</text:span><text:span text:style-name="_37_6"> </text:span><text:span text:style-name="_31_79">t</text:span><text:span text:style-name="_34_5">i</text:span><text:span text:style-name="_39_9">n</text:span><text:span text:style-name="_32_24">w</text:span><text:span text:style-name="_37_5">a</text:span><text:span text:style-name="_31_26">r</text:span><text:span text:style-name="_32_06">e</text:span><text:span text:style-name="_33_5">,</text:span><text:span text:style-name="_37_6"> </text:span><text:span text:style-name="_31_89">w</text:span><text:span text:style-name="_32_3">h</text:span><text:span text:style-name="_31_49">i</text:span><text:span text:style-name="_32_21">c</text:span><text:span text:style-name="_35_7">h</text:span><text:span text:style-name="_37_6"> </text:span><text:span text:style-name="_32_00">h</text:span><text:span text:style-name="_37_5">e</text:span><text:span text:style-name="_37_6"> </text:span><text:span text:style-name="_32_10">h</text:span><text:span text:style-name="_34_2">a</text:span><text:span text:style-name="_31_46">d</text:span><text:span text:style-name="_31_51"> </text:span><text:span text:style-name="_32_9">m</text:span><text:span text:style-name="_31_13">i</text:span><text:span text:style-name="_31_74">s</text:span><text:span text:style-name="_33_6">t</text:span><text:span text:style-name="_31_32">a</text:span><text:span text:style-name="_31_95">k</text:span><text:span text:style-name="_34_1">e</text:span><text:span text:style-name="_31_28">n</text:span><text:span text:style-name="_31_51"> </text:span><text:span text:style-name="_37_2">f</text:span><text:span text:style-name="_31_11">o</text:span><text:span text:style-name="_32_06">r</text:span><text:span text:style-name="_31_"> </text:span><text:span text:style-name="_31_05">s</text:span><text:span text:style-name="_31_85">o</text:span><text:span text:style-name="_32_9">l</text:span><text:span text:style-name="_31_02">i</text:span><text:span text:style-name="_31_85">d</text:span><text:span text:style-name="_31_"> </text:span><text:span text:style-name="_31_04">s</text:span><text:span text:style-name="_31_89">i</text:span><text:span text:style-name="_36_8">l</text:span><text:span text:style-name="_39_6">v</text:span><text:span text:style-name="_31_94">e</text:span><text:span text:style-name="_34_5">r</text:span><text:span text:style-name="_37_6"> </text:span><text:span text:style-name="_31_94">i</text:span><text:span text:style-name="_34_2">n</text:span><text:span text:style-name="_37_6"> </text:span><text:span text:style-name="_32_09">t</text:span><text:span text:style-name="_32_4">h</text:span><text:span text:style-name="_31_19">e</text:span><text:span text:style-name="_31_51"> </text:span><text:span text:style-name="_32_9">d</text:span><text:span text:style-name="_31_20">a</text:span><text:span text:style-name="_31_71">r</text:span><text:span text:style-name="_32_9">k</text:span><text:span text:style-name="_31_47">.</text:span><text:span text:style-name="_31_51"> </text:span><text:span text:style-name="_37_2">H</text:span><text:span text:style-name="_31_11">e</text:span><text:span text:style-name="_31_51"> </text:span><text:span text:style-name="_34_1">w</text:span><text:span text:style-name="_31_49">a</text:span><text:span text:style-name="_32_25">s</text:span><text:span text:style-name="_31_"> </text:span><text:span text:style-name="_31_26">s</text:span><text:span text:style-name="_31_89">m</text:span><text:span text:style-name="_37_2">o</text:span><text:span text:style-name="_31_19">k</text:span><text:span text:style-name="_31_85">i</text:span><text:span text:style-name="_32_7">n</text:span><text:span text:style-name="_31_41">g</text:span><text:span text:style-name="_31_51"> </text:span><text:span text:style-name="_35_6">a</text:span><text:span text:style-name="_37_6"> </text:span><text:span text:style-name="_31_89">p</text:span><text:span text:style-name="_33_5">i</text:span><text:span text:style-name="_39_6">p</text:span><text:span text:style-name="_32_06">e</text:span><text:span text:style-name="_34_4">.</text:span><text:span text:style-name="_37_6"> </text:span><text:span text:style-name="_32_09">I</text:span><text:span text:style-name="_31_"> </text:span><text:span text:style-name="_31_35">s</text:span><text:span text:style-name="_32_06">a</text:span><text:span text:style-name="_36_8">i</text:span><text:span text:style-name="_31_43">d</text:span><text:span text:style-name="_32_01">,</text:span><text:span text:style-name="_31_"> </text:span><text:span text:style-name="_31_50">'</text:span><text:span text:style-name="_31_79">M</text:span><text:span text:style-name="_32_0">y</text:span><text:span text:style-name="_37_6"> </text:span><text:span text:style-name="_31_85">f</text:span><text:span text:style-name="_33_5">r</text:span><text:span text:style-name="_31_01">i</text:span><text:span text:style-name="_31_70">e</text:span><text:span text:style-name="_33_0">n</text:span><text:span text:style-name="_31_20">d</text:span><text:span text:style-name="_31_91">,</text:span><text:span text:style-name="_31_"> </text:span><text:span text:style-name="_31_25">w</text:span><text:span text:style-name="_31_80">e</text:span><text:span text:style-name="_31_"> </text:span><text:span text:style-name="_31_34">d</text:span><text:span text:style-name="_31_73">o</text:span><text:span text:style-name="_31_"> </text:span><text:span text:style-name="_31_31">n</text:span><text:span text:style-name="_31_92">o</text:span><text:span text:style-name="_32_9">t</text:span><text:span text:style-name="_37_6"> </text:span><text:span text:style-name="_32_09">a</text:span><text:span text:style-name="_36_0">l</text:span><text:span text:style-name="_31_20">l</text:span><text:span text:style-name="_32_24">o</text:span><text:span text:style-name="_37_1">w</text:span><text:span text:style-name="_37_6"> </text:span><text:span text:style-name="_31_73">s</text:span><text:span text:style-name="_32_3">m</text:span><text:span text:style-name="_31_43">o</text:span><text:span text:style-name="_32_21">k</text:span><text:span text:style-name="_37_1">i</text:span><text:span text:style-name="_31_16">n</text:span><text:span text:style-name="_32_24">g</text:span><text:span text:style-name="_31_"> </text:span><text:span text:style-name="_31_35">i</text:span><text:span text:style-name="_32_15">n</text:span><text:span text:style-name="_31_"> </text:span><text:span text:style-name="_31_41">t</text:span><text:span text:style-name="_32_21">h</text:span><text:span text:style-name="_36_8">i</text:span><text:span text:style-name="_31_29">s</text:span><text:span text:style-name="_31_51"> </text:span><text:span text:style-name="_36_6">r</text:span><text:span text:style-name="_31_05">o</text:span><text:span text:style-name="_32_24">o</text:span><text:span text:style-name="_37_5">m</text:span><text:span text:style-name="_31_31">.</text:span><text:span text:style-name="_31_79">'</text:span><text:span text:style-name="_31_"> </text:span><text:span text:style-name="_31_35">H</text:span><text:span text:style-name="_31_85">e</text:span><text:span text:style-name="_31_"> </text:span><text:span text:style-name="_31_34">s</text:span><text:span text:style-name="_31_70">a</text:span><text:span text:style-name="_37_2">i</text:span><text:span text:style-name="_31_02">d</text:span><text:span text:style-name="_31_51"> </text:span><text:span text:style-name="_33_6">h</text:span><text:span text:style-name="_31_43">e</text:span><text:span text:style-name="_31_51"> </text:span><text:span text:style-name="_34_2">w</text:span><text:span text:style-name="_31_14">a</text:span><text:span text:style-name="_31_85">s</text:span><text:span text:style-name="_31_"> </text:span><text:span text:style-name="_31_50">a</text:span><text:span text:style-name="_31_51"> </text:span><text:span text:style-name="_36_9">s</text:span><text:span text:style-name="_31_04">t</text:span><text:span text:style-name="_32_25">r</text:span><text:span text:style-name="_35_3">a</text:span><text:span text:style-name="_31_02">n</text:span><text:span text:style-name="_32_22">g</text:span><text:span text:style-name="_36_8">e</text:span><text:span text:style-name="_31_05">r</text:span><text:span text:style-name="_31_80">,</text:span><text:span text:style-name="_31_"> </text:span><text:span text:style-name="_31_50">a</text:span><text:span text:style-name="_32_19">n</text:span><text:span text:style-name="_32_1">d</text:span><text:span text:style-name="_37_6"> </text:span><text:span text:style-name="_31_89">c</text:span><text:span text:style-name="_37_1">o</text:span><text:span text:style-name="_31_13">u</text:span><text:span text:style-name="_32_19">l</text:span><text:span text:style-name="_35_6">d</text:span><text:span text:style-name="_37_6"> </text:span><text:span text:style-name="_31_79">n</text:span><text:span text:style-name="_32_6">o</text:span><text:span text:style-name="_31_28">t</text:span><text:span text:style-name="_31_51"> </text:span><text:span text:style-name="_32_4">b</text:span><text:span text:style-name="_31_46">e</text:span><text:span text:style-name="_31_51"> </text:span><text:span text:style-name="_33_8">e</text:span><text:span text:style-name="_31_44">x</text:span><text:span text:style-name="_31_94">p</text:span><text:span text:style-name="_35_0">e</text:span><text:span text:style-name="_31_40">c</text:span><text:span text:style-name="_32_01">t</text:span><text:span text:style-name="_32_0">e</text:span><text:span text:style-name="_31_35">d</text:span><text:span text:style-name="_31_51"> </text:span><text:span text:style-name="_36_6">t</text:span><text:span text:style-name="_31_13">o</text:span><text:span text:style-name="_31_51"> </text:span><text:span text:style-name="_37_2">k</text:span><text:span text:style-name="_31_16">n</text:span><text:span text:style-name="_32_01">o</text:span><text:span text:style-name="_35_9">w</text:span><text:span text:style-name="_37_6"> </text:span><text:span text:style-name="_32_01">t</text:span><text:span text:style-name="_32_4">h</text:span><text:span text:style-name="_31_46">e</text:span><text:span text:style-name="_31_51"> </text:span><text:span text:style-name="_34_2">r</text:span><text:span text:style-name="_31_29">u</text:span><text:span text:style-name="_31_71">l</text:span><text:span text:style-name="_37_1">e</text:span><text:span text:style-name="_31_43">s</text:span><text:span text:style-name="_31_51"> </text:span><text:span text:style-name="_33_9">o</text:span><text:span text:style-name="_31_46">f</text:span><text:span text:style-name="_31_51"> </text:span><text:span text:style-name="_37_2">t</text:span><text:span text:style-name="_31_28">h</text:span><text:span text:style-name="_32_24">e</text:span><text:span text:style-name="_31_"> </text:span><text:span text:style-name="_31_02">h</text:span><text:span text:style-name="_31_85">o</text:span><text:span text:style-name="_34_4">u</text:span><text:span text:style-name="_31_19">s</text:span><text:span text:style-name="_31_70">e</text:span><text:span text:style-name="_35_3">:</text:span><text:span text:style-name="_37_6"> </text:span><text:span text:style-name="_32_18">s</text:span><text:span text:style-name="_35_6">a</text:span><text:span text:style-name="_31_02">i</text:span><text:span text:style-name="_31_77">d</text:span><text:span text:style-name="_31_"> </text:span><text:span text:style-name="_31_49">h</text:span><text:span text:style-name="_32_10">e</text:span><text:span text:style-name="_31_"> </text:span><text:span text:style-name="_31_05">h</text:span><text:span text:style-name="_32_07">a</text:span><text:span text:style-name="_35_9">d</text:span><text:span text:style-name="_37_6"> </text:span><text:span text:style-name="_31_89">b</text:span><text:span text:style-name="_35_1">e</text:span><text:span text:style-name="_31_47">e</text:span><text:span text:style-name="_32_09">n</text:span><text:span text:style-name="_31_"> </text:span><text:span text:style-name="_31_50">i</text:span><text:span text:style-name="_32_15">n</text:span><text:span text:style-name="_31_"> </text:span><text:span text:style-name="_31_04">m</text:span><text:span text:style-name="_32_25">a</text:span><text:span text:style-name="_32_1">n</text:span><text:span text:style-name="_31_50">y</text:span><text:span text:style-name="_31_51"> </text:span><text:span text:style-name="_33_8">h</text:span><text:span text:style-name="_31_14">o</text:span><text:span text:style-name="_31_91">u</text:span><text:span text:style-name="_36_5">s</text:span><text:span text:style-name="_31_17">e</text:span><text:span text:style-name="_31_79">s</text:span><text:span text:style-name="_31_"> </text:span><text:span text:style-name="_31_13">j</text:span><text:span text:style-name="_31_91">u</text:span><text:span text:style-name="_33_6">s</text:span><text:span text:style-name="_31_41">t</text:span><text:span text:style-name="_31_51"> </text:span><text:span text:style-name="_35_7">a</text:span><text:span text:style-name="_31_43">s</text:span><text:span text:style-name="_31_51"> </text:span><text:span text:style-name="_36_0">g</text:span><text:span text:style-name="_31_19">o</text:span><text:span text:style-name="_32_06">o</text:span><text:span text:style-name="_32_7">d</text:span><text:span text:style-name="_37_6"> </text:span><text:span text:style-name="_32_18">a</text:span><text:span text:style-name="_33_6">s</text:span><text:span text:style-name="_37_6"> </text:span><text:span text:style-name="_32_06">t</text:span><text:span text:style-name="_32_9">h</text:span><text:span text:style-name="_31_20">i</text:span><text:span text:style-name="_31_74">s</text:span><text:span text:style-name="_31_"> </text:span><text:span text:style-name="_31_41">o</text:span><text:span text:style-name="_32_00">n</text:span><text:span text:style-name="_36_8">e</text:span><text:span text:style-name="_31_28">,</text:span><text:span text:style-name="_31_51"> </text:span><text:span text:style-name="_35_9">a</text:span><text:span text:style-name="_31_40">n</text:span><text:span text:style-name="_32_24">d</text:span><text:span text:style-name="_31_"> </text:span><text:span text:style-name="_39_6">i</text:span><text:span text:style-name="_31_92">t</text:span><text:span text:style-name="_31_"> </text:span><text:span text:style-name="_31_40">h</text:span><text:span text:style-name="_31_85">a</text:span><text:span text:style-name="_35_7">d</text:span><text:span text:style-name="_37_6"> </text:span><text:span text:style-name="_32_06">n</text:span><text:span text:style-name="_33_6">e</text:span><text:span text:style-name="_31_32">v</text:span><text:span text:style-name="_31_70">e</text:span><text:span text:style-name="_32_7">r</text:span><text:span text:style-name="_37_6"> </text:span><text:span text:style-name="_32_06">b</text:span><text:span text:style-name="_34_5">e</text:span><text:span text:style-name="_31_01">e</text:span><text:span text:style-name="_31_89">n</text:span><text:span text:style-name="_31_"> </text:span><text:span text:style-name="_31_40">o</text:span><text:span text:style-name="_31_95">b</text:span><text:span text:style-name="_35_1">j</text:span><text:span text:style-name="_31_13">e</text:span><text:span text:style-name="_32_04">c</text:span><text:span text:style-name="_36_9">t</text:span><text:span text:style-name="_31_13">e</text:span><text:span text:style-name="_31_76">d</text:span><text:span text:style-name="_31_"> </text:span><text:span text:style-name="_39_8">t</text:span><text:span text:style-name="_32_07">o</text:span><text:span text:style-name="_31_"> </text:span><text:span text:style-name="_31_31">b</text:span><text:span text:style-name="_32_04">e</text:span><text:span text:style-name="_32_6">f</text:span><text:span text:style-name="_31_31">o</text:span><text:span text:style-name="_31_94">r</text:span><text:span text:style-name="_32_0">e</text:span><text:span text:style-name="_31_04">.</text:span><text:span text:style-name="_31_51"> </text:span><text:span text:style-name="_35_6">H</text:span><text:span text:style-name="_31_04">e</text:span><text:span text:style-name="_31_51"> </text:span><text:span text:style-name="_37_4">a</text:span><text:span text:style-name="_31_47">d</text:span><text:span text:style-name="_31_79">d</text:span><text:span text:style-name="_35_6">e</text:span><text:span text:style-name="_31_32">d</text:span><text:span text:style-name="_31_51"> </text:span><text:span text:style-name="_35_0">t</text:span><text:span text:style-name="_31_14">h</text:span><text:span text:style-name="_31_73">a</text:span><text:span text:style-name="_34_5">t</text:span><text:span text:style-name="_37_6"> </text:span><text:span text:style-name="_31_77">a</text:span><text:span text:style-name="_35_9">s</text:span><text:span text:style-name="_37_6"> </text:span><text:span text:style-name="_32_09">f</text:span><text:span text:style-name="_36_8">a</text:span><text:span text:style-name="_39_8">r</text:span><text:span text:style-name="_31_51"> </text:span><text:span text:style-name="_34_2">a</text:span><text:span text:style-name="_31_25">s</text:span><text:span text:style-name="_31_51"> </text:span><text:span text:style-name="_36_6">h</text:span><text:span text:style-name="_31_04">i</text:span><text:span text:style-name="_32_15">s</text:span><text:span text:style-name="_31_"> </text:span><text:span text:style-name="_31_40">e</text:span><text:span text:style-name="_32_25">x</text:span><text:span text:style-name="_36_5">p</text:span><text:span text:style-name="_39_5">e</text:span><text:span text:style-name="_32_16">r</text:span><text:span text:style-name="_36_6">i</text:span><text:span text:style-name="_31_49">e</text:span><text:span text:style-name="_31_94">n</text:span><text:span text:style-name="_32_0">c</text:span><text:span text:style-name="_31_47">e</text:span><text:span text:style-name="_31_51"> </text:span><text:span text:style-name="_33_0">w</text:span><text:span text:style-name="_31_34">e</text:span><text:span text:style-name="_32_19">n</text:span><text:span text:style-name="_32_0">t</text:span><text:span text:style-name="_31_41">,</text:span><text:span text:style-name="_31_51"> </text:span><text:span text:style-name="_32_0">s</text:span><text:span text:style-name="_31_46">u</text:span><text:span text:style-name="_31_79">c</text:span><text:span text:style-name="_37_5">h</text:span><text:span text:style-name="_37_6"> </text:span><text:span text:style-name="_32_15">r</text:span><text:span text:style-name="_35_7">u</text:span><text:span text:style-name="_31_41">l</text:span><text:span text:style-name="_31_94">e</text:span><text:span text:style-name="_36_6">s</text:span><text:span text:style-name="_37_6"> </text:span><text:span text:style-name="_31_92">h</text:span><text:span text:style-name="_32_6">a</text:span><text:span text:style-name="_39_8">d</text:span><text:span text:style-name="_31_51"> </text:span><text:span text:style-name="_35_9">n</text:span><text:span text:style-name="_31_01">e</text:span><text:span text:style-name="_31_71">v</text:span><text:span text:style-name="_36_0">e</text:span><text:span text:style-name="_31_05">r</text:span><text:span text:style-name="_31_51"> </text:span><text:span text:style-name="_34_4">b</text:span><text:span text:style-name="_31_17">e</text:span><text:span text:style-name="_32_18">e</text:span><text:span text:style-name="_33_5">n</text:span><text:span text:style-name="_37_6"> </text:span><text:span text:style-name="_32_01">c</text:span><text:span text:style-name="_32_4">o</text:span><text:span text:style-name="_31_20">n</text:span><text:span text:style-name="_32_03">s</text:span><text:span text:style-name="_32_9">i</text:span><text:span text:style-name="_39_8">d</text:span><text:span text:style-name="_32_03">e</text:span><text:span text:style-name="_37_1">r</text:span><text:span text:style-name="_31_29">e</text:span><text:span text:style-name="_31_86">d</text:span><text:span text:style-name="_31_"> </text:span><text:span text:style-name="_31_11">t</text:span><text:span text:style-name="_32_19">o</text:span><text:span text:style-name="_31_"> </text:span><text:span text:style-name="_31_26">a</text:span><text:span text:style-name="_31_88">p</text:span><text:span text:style-name="_33_0">p</text:span><text:span text:style-name="_31_10">l</text:span><text:span text:style-name="_31_86">y</text:span><text:span text:style-name="_31_"> </text:span><text:span text:style-name="_31_02">t</text:span><text:span text:style-name="_32_03">o</text:span><text:span text:style-name="_31_"> </text:span><text:span text:style-name="_31_11">b</text:span><text:span text:style-name="_32_03">u</text:span><text:span text:style-name="_35_4">r</text:span><text:span text:style-name="_31_28">g</text:span><text:span text:style-name="_32_10">l</text:span><text:span text:style-name="_35_7">a</text:span><text:span text:style-name="_31_31">r</text:span><text:span text:style-name="_32_18">s</text:span><text:span text:style-name="_37_4">,</text:span><text:span text:style-name="_37_6"> </text:span><text:span text:style-name="_32_09">a</text:span><text:span text:style-name="_36_5">n</text:span><text:span text:style-name="_31_35">y</text:span><text:span text:style-name="_32_06">w</text:span><text:span text:style-name="_35_6">a</text:span><text:span text:style-name="_31_31">y</text:span><text:span text:style-name="_31_95">.</text:span></text:p>
      <text:p text:style-name="P1"><text:span text:style-name="_33_0">"</text:span><text:span text:style-name="_39_5">I</text:span><text:span text:style-name="_31_51"> </text:span><text:span text:style-name="_35_7">s</text:span><text:span text:style-name="_31_11">a</text:span><text:span text:style-name="_32_18">i</text:span><text:span text:style-name="_35_1">d</text:span><text:span text:style-name="_31_34">:</text:span><text:span text:style-name="_31_51"> </text:span><text:span text:style-name="_32_9">'</text:span><text:span text:style-name="_31_10">S</text:span><text:span text:style-name="_32_15">m</text:span><text:span text:style-name="_36_8">o</text:span><text:span text:style-name="_31_40">k</text:span><text:span text:style-name="_31_76">e</text:span><text:span text:style-name="_31_"> </text:span><text:span text:style-name="_39_8">a</text:span><text:span text:style-name="_32_07">l</text:span><text:span text:style-name="_32_3">o</text:span><text:span text:style-name="_31_16">n</text:span><text:span text:style-name="_31_85">g</text:span><text:span text:style-name="_35_6">,</text:span><text:span text:style-name="_37_6"> </text:span><text:span text:style-name="_31_79">t</text:span><text:span text:style-name="_37_2">h</text:span><text:span text:style-name="_39_5">e</text:span><text:span text:style-name="_31_91">n</text:span><text:span text:style-name="_33_9">,</text:span><text:span text:style-name="_37_6"> </text:span><text:span text:style-name="_32_18">i</text:span><text:span text:style-name="_32_1">f</text:span><text:span text:style-name="_37_6"> </text:span><text:span text:style-name="_32_18">i</text:span><text:span text:style-name="_34_2">t</text:span><text:span text:style-name="_37_6"> </text:span><text:span text:style-name="_31_79">i</text:span><text:span text:style-name="_34_4">s</text:span><text:span text:style-name="_37_6"> </text:span><text:span text:style-name="_32_09">t</text:span><text:span text:style-name="_37_4">h</text:span><text:span text:style-name="_31_16">e</text:span><text:span text:style-name="_31_51"> </text:span><text:span text:style-name="_37_2">c</text:span><text:span text:style-name="_31_46">u</text:span><text:span text:style-name="_32_2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8:02.20</meta:creation-date>
    <dc:title>Haathi</dc:title>
    <meta:editing-duration>PT1M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9:19:15.43</dc:date>
    <meta:template xlink:type="simple" xlink:actuate="onRequest" xlink:title="Haathi" xlink:href="file:///C:/Users/kwa/AppData/Roaming/OpenOffice/4/user/template/Haathi.ott" meta:date="2016-02-24T19:18:01.84"/>
  </office:meta>
</office:document-meta>
</file>